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3554" officeooo:paragraph-rsid="00073554"/>
    </style:style>
    <style:style style:name="P2" style:family="paragraph" style:parent-style-name="Standard">
      <style:text-properties officeooo:rsid="00073554" officeooo:paragraph-rsid="0008f12e"/>
    </style:style>
    <style:style style:name="P3" style:family="paragraph" style:parent-style-name="Standard">
      <style:text-properties fo:font-weight="bold" officeooo:rsid="00073554" officeooo:paragraph-rsid="0007355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73554" officeooo:paragraph-rsid="0007355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73554" officeooo:paragraph-rsid="0008f12e" style:font-weight-asian="bold" style:font-weight-complex="bold"/>
    </style:style>
    <style:style style:name="P6" style:family="paragraph" style:parent-style-name="Standard">
      <style:text-properties fo:font-weight="bold" officeooo:rsid="00073554" officeooo:paragraph-rsid="0008f12e" style:font-weight-asian="bold" style:font-weight-complex="bold"/>
    </style:style>
    <style:style style:name="P7" style:family="paragraph" style:parent-style-name="Standard">
      <style:text-properties fo:font-weight="normal" officeooo:rsid="00073554" officeooo:paragraph-rsid="00073554" style:font-weight-asian="normal" style:font-weight-complex="normal"/>
    </style:style>
    <style:style style:name="P8" style:family="paragraph" style:parent-style-name="Standard">
      <style:text-properties fo:font-weight="normal" officeooo:rsid="00073554" officeooo:paragraph-rsid="0008f12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rrection du devoir sur l’œuvre d’art (trimestre n°1)</text:p>
      <text:p text:style-name="P1"/>
      <text:p text:style-name="P3">1) Décrire l’œuvre </text:p>
      <text:p text:style-name="P1"><text:tab/>Il s’agit d’une <text:span text:style-name="T1">photographie</text:span><text:span text:style-name="T2"> prise par l’artiste chinois </text:span><text:span text:style-name="T1">Ai Wei Wei</text:span><text:span text:style-name="T2"> en 2000, sur la place Tiananmen à Beijing, en Chine.</text:span></text:p>
      <text:p text:style-name="P1"><text:span text:style-name="T2"><text:tab/>Au </text:span><text:span text:style-name="T1">premier plan</text:span><text:span text:style-name="T2"> nous voyons la main de l’artiste photographiée en </text:span><text:span text:style-name="T1">gros plan </text:span><text:span text:style-name="T2">; à </text:span><text:span text:style-name="T1">l’arrière-plan</text:span><text:span text:style-name="T2"> se trouve le temple de la paix céleste. La </text:span><text:span text:style-name="T1">mise au point</text:span><text:span text:style-name="T2"> est faite sur la main, laissant le décor un peu flou ; il y a </text:span><text:span text:style-name="T1">un contraste </text:span><text:span text:style-name="T2">entre le premier plan, plus clair et plus net et l’arrière-plan, plus sombre et plus flou.</text:span></text:p>
      <text:p text:style-name="P1"><text:span text:style-name="T2"><text:tab/>Le contraste est aussi dû à l’opposition entre la vulgarité du geste au premier plan et le symbole culturel présent à l’arrière-plan.</text:span></text:p>
      <text:p text:style-name="P1"><text:span text:style-name="T2"/></text:p>
      <text:p text:style-name="P3">2) Appréciez-vous cette œuvre ?</text:p>
      <text:p text:style-name="P7"><text:tab/><text:span text:style-name="T1">Malgré</text:span> sa vulgarité, <text:span text:style-name="T1">cette œuvre me plaît car</text:span> elle annonce clairement une opinion courageuse : Ai Wei Wei proteste contre le pouvoir communiste et le fait en ne craignant pas de se mettre celui-ci à dos. <text:span text:style-name="T1">En effet, j’aime</text:span> ces artistes qui provoquent leurs contemporains, tel Victor Hugo dénonçant la peine de mort dans <text:span text:style-name="T3">Claude Gueux</text:span><text:span text:style-name="T4">.</text:span></text:p>
      <text:p text:style-name="P7"><text:span text:style-name="T4"/></text:p>
      <text:p text:style-name="P3"><text:span text:style-name="T4">3) Quel est le rapport entre cette œuvre et la question posée en cours ?</text:span></text:p>
      <text:p text:style-name="P7"><text:span text:style-name="T4"><text:tab/></text:span><text:span text:style-name="T5">La question posée demandait si « une œuvre d’art pouvait avoir un sens politique »</text:span><text:span text:style-name="T4">. C’est évidemment le cas ici </text:span><text:span text:style-name="T5">puisque Ai Wei Wei transforme un geste banal de contestation en une œuvre d’art</text:span><text:span text:style-name="T4">, visible de tous. Le pouvoir communiste chinois a bien compris le sens de cette provocation, cette œuvre est actuellement censurée en Chine.</text:span></text:p>
      <text:p text:style-name="P7"/>
      <text:p text:style-name="P7"/>
      <text:p text:style-name="P7"/>
      <text:p text:style-name="P5">Correction du devoir sur l’œuvre d’art (trimestre n°1)</text:p>
      <text:p text:style-name="P2"/>
      <text:p text:style-name="P6">1) Décrire l’œuvre </text:p>
      <text:p text:style-name="P2"><text:tab/>Il s’agit d’une <text:span text:style-name="T1">photographie</text:span><text:span text:style-name="T2"> prise par l’artiste chinois </text:span><text:span text:style-name="T1">Ai Wei Wei</text:span><text:span text:style-name="T2"> en 2000, sur la place Tiananmen à Beijing, en Chine.</text:span></text:p>
      <text:p text:style-name="P2"><text:span text:style-name="T2"><text:tab/>Au </text:span><text:span text:style-name="T1">premier plan</text:span><text:span text:style-name="T2"> nous voyons la main de l’artiste photographiée en </text:span><text:span text:style-name="T1">gros plan </text:span><text:span text:style-name="T2">; à </text:span><text:span text:style-name="T1">l’arrière-plan</text:span><text:span text:style-name="T2"> se trouve le temple de la paix céleste. La </text:span><text:span text:style-name="T1">mise au point</text:span><text:span text:style-name="T2"> est faite sur la main, laissant le décor un peu flou ; il y a </text:span><text:span text:style-name="T1">un contraste </text:span><text:span text:style-name="T2">entre le premier plan, plus clair et plus net et l’arrière-plan, plus sombre et plus flou.</text:span></text:p>
      <text:p text:style-name="P2"><text:span text:style-name="T2"><text:tab/>Le contraste est aussi dû à l’opposition entre la vulgarité du geste au premier plan et le symbole culturel présent à l’arrière-plan.</text:span></text:p>
      <text:p text:style-name="P2"><text:span text:style-name="T2"/></text:p>
      <text:p text:style-name="P6">2) Appréciez-vous cette œuvre ?</text:p>
      <text:p text:style-name="P8"><text:tab/><text:span text:style-name="T1">Malgré</text:span> sa vulgarité, <text:span text:style-name="T1">cette œuvre me plaît car</text:span> elle annonce clairement une opinion courageuse : Ai Wei Wei proteste contre le pouvoir communiste et le fait en ne craignant pas de se mettre celui-ci à dos. <text:span text:style-name="T1">En effet, j’aime</text:span> ces artistes qui provoquent leurs contemporains, tel Victor Hugo dénonçant la peine de mort dans <text:span text:style-name="T3">Claude Gueux</text:span><text:span text:style-name="T4">.</text:span></text:p>
      <text:p text:style-name="P8"><text:span text:style-name="T4"/></text:p>
      <text:p text:style-name="P6"><text:span text:style-name="T4">3) Quel est le rapport entre cette œuvre et la question posée en cours ?</text:span></text:p>
      <text:p text:style-name="P8"><text:span text:style-name="T4"><text:tab/></text:span><text:span text:style-name="T5">La question posée demandait si « une œuvre d’art pouvait avoir un sens politique »</text:span><text:span text:style-name="T4">. C’est évidemment le cas ici </text:span><text:span text:style-name="T5">puisque Ai Wei Wei transforme un geste banal de contestation en une œuvre d’art</text:span><text:span text:style-name="T4">, visible de tous. Le pouvoir communiste chinois a bien compris le sens de cette provocation, cette œuvre est actuellement censurée en Chine.</text:span></text:p>
      <text:p text:style-name="P1"><text:span text:style-name="T2"/></text:p>
      <text:p text:style-name="P1"><text:span text:style-name="T2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7T08:05:03.810177692</meta:creation-date>
    <dc:date>2020-11-27T08:34:36.113867858</dc:date>
    <meta:editing-duration>PT29M38S</meta:editing-duration>
    <meta:editing-cycles>3</meta:editing-cycles>
    <meta:generator>LibreOffice/6.0.7.3$Linux_X86_64 LibreOffice_project/00m0$Build-3</meta:generator>
    <meta:print-date>2020-11-27T08:34:10.772905068</meta:print-date>
    <meta:document-statistic meta:table-count="0" meta:image-count="0" meta:object-count="0" meta:page-count="1" meta:paragraph-count="19" meta:word-count="494" meta:character-count="2830" meta:non-whitespace-character-count="2340"/>
  </office:meta>
</office:document-meta>
</file>